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8f93f" officeooo:paragraph-rsid="0018f93f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a5f40" officeooo:paragraph-rsid="001a5f4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stract</text:p>
      <text:p text:style-name="P1"/>
      <text:p text:style-name="P1"/>
      <text:p text:style-name="P1">Introduction</text:p>
      <text:p text:style-name="P1"/>
      <text:p text:style-name="P1"/>
      <text:p text:style-name="P1">Technical approach</text:p>
      <text:p text:style-name="P2">Batch vs online processing</text:p>
      <text:p text:style-name="P2">gradient descent vs stochastic gradient descent</text:p>
      <text:p text:style-name="P2">perceptron vs sigmoid neurons</text:p>
      <text:p text:style-name="P2">feedforward vs back propogation</text:p>
      <text:p text:style-name="P1"/>
      <text:p text:style-name="P1"/>
      <text:p text:style-name="P1">Results</text:p>
      <text:p text:style-name="P1"/>
      <text:p text:style-name="P1"/>
      <text:p text:style-name="P1"/>
      <text:p text:style-name="P1">Discus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3:49:35.298084046</meta:creation-date>
    <dc:date>2019-10-29T13:52:54.014536967</dc:date>
    <meta:editing-duration>PT3M22S</meta:editing-duration>
    <meta:editing-cycles>2</meta:editing-cycles>
    <meta:generator>LibreOffice/6.1.6.3$Linux_X86_64 LibreOffice_project/10$Build-3</meta:generator>
    <meta:document-statistic meta:table-count="0" meta:image-count="0" meta:object-count="0" meta:page-count="1" meta:paragraph-count="9" meta:word-count="24" meta:character-count="188" meta:non-whitespace-character-count="173"/>
  </office:meta>
</office:document-meta>
</file>